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5.8986in" fo:margin-left="0in" fo:margin-top="0in" fo:margin-bottom="0in" table:align="left" style:writing-mode="lr-tb"/>
    </style:style>
    <style:style style:name="Table1.A" style:family="table-column">
      <style:table-column-properties style:column-width="4.3278in"/>
    </style:style>
    <style:style style:name="Table1.B" style:family="table-column">
      <style:table-column-properties style:column-width="1.5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.25in" fo:margin-bottom="0in" style:contextual-spacing="fals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>
      <style:paragraph-properties fo:margin-top="0.1665in" fo:margin-bottom="0.0835in" style:contextual-spacing="false" fo:line-height="150%" fo:text-align="justify" style:justify-single-word="false"/>
      <style:text-properties style:font-name="Arial" fo:font-size="10pt" style:font-size-asian="10pt" style:font-name-complex="Arial1" style:font-size-complex="10pt"/>
    </style:style>
    <style:style style:name="P3" style:family="paragraph" style:parent-style-name="List_20_Paragraph" style:list-style-name="WWNum1">
      <style:paragraph-properties fo:margin-top="0.1665in" fo:margin-bottom="0.0835in" style:contextual-spacing="false" fo:line-height="150%" fo:text-align="justify" style:justify-single-word="false"/>
    </style:style>
    <style:style style:name="P4" style:family="paragraph" style:parent-style-name="List_20_Paragraph" style:list-style-name="WWNum1">
      <style:paragraph-properties fo:margin-left="0.5in" fo:margin-top="0.1665in" fo:margin-bottom="0.0835in" style:contextual-spacing="false" fo:line-height="150%" fo:text-align="justify" style:justify-single-word="false" fo:text-indent="-0.248in" style:auto-text-indent="false"/>
    </style:style>
    <style:style style:name="P5" style:family="paragraph" style:parent-style-name="List_20_Paragraph" style:list-style-name="WWNum1">
      <style:paragraph-properties fo:margin-left="0.5in" fo:margin-top="0.1665in" fo:margin-bottom="0.0835in" style:contextual-spacing="false" fo:line-height="150%" fo:text-align="justify" style:justify-single-word="false" fo:text-indent="-0.248in" style:auto-text-indent="false"/>
      <style:text-properties officeooo:paragraph-rsid="001de9f3"/>
    </style:style>
    <style:style style:name="P6" style:family="paragraph" style:parent-style-name="Standard">
      <style:paragraph-properties fo:margin-top="0.25in" fo:margin-bottom="0.111in" style:contextual-spacing="false" fo:line-height="150%" fo:text-align="center" style:justify-single-word="false"/>
    </style:style>
    <style:style style:name="P7" style:family="paragraph" style:parent-style-name="Standard">
      <style:paragraph-properties fo:margin-top="0.25in" fo:margin-bottom="0.111in" style:contextual-spacing="false" fo:line-height="150%"/>
    </style:style>
    <style:style style:name="P8" style:family="paragraph" style:parent-style-name="Standard">
      <style:paragraph-properties fo:margin-top="0.25in" fo:margin-bottom="0in" style:contextual-spacing="false" fo:line-height="15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111111" loext:opacity="100%" style:font-name="Arial" fo:font-size="18pt" fo:language="pt" fo:country="BR" fo:font-weight="bold" fo:background-color="#ffffff" loext:char-shading-value="0" style:font-size-asian="18pt" style:font-weight-asian="bold" style:font-name-complex="Arial1" style:font-size-complex="10pt"/>
    </style:style>
    <style:style style:name="T2" style:family="text">
      <style:text-properties fo:color="#111111" loext:opacity="100%" style:font-name="Arial" fo:font-size="14pt" fo:language="pt" fo:country="BR" fo:font-weight="bold" fo:background-color="#ffffff" loext:char-shading-value="0" style:font-size-asian="14pt" style:font-weight-asian="bold" style:font-name-complex="Arial1" style:font-size-complex="10pt"/>
    </style:style>
    <style:style style:name="T3" style:family="text">
      <style:text-properties fo:color="#111111" loext:opacity="100%" style:font-name="Arial" fo:language="pt" fo:country="BR" fo:font-weight="bold" fo:background-color="#ffffff" loext:char-shading-value="0" style:font-weight-asian="bold" style:font-name-complex="Arial1" style:font-size-complex="10pt"/>
    </style:style>
    <style:style style:name="T4" style:family="text">
      <style:text-properties fo:color="#111111" loext:opacity="100%" style:font-name="Arial" fo:language="pt" fo:country="BR" fo:font-weight="bold" officeooo:rsid="001bc472" fo:background-color="#ffffff" loext:char-shading-value="0" style:font-weight-asian="bold" style:font-name-complex="Arial1" style:font-size-complex="10pt"/>
    </style:style>
    <style:style style:name="T5" style:family="text">
      <style:text-properties fo:color="#2e74b5" loext:opacity="100%" style:font-name="Arial" fo:font-size="12pt" fo:language="pt" fo:country="BR" fo:background-color="#ffffff" loext:char-shading-value="0" style:font-size-asian="12pt" style:font-name-complex="Arial1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2e74b5" loext:opacity="100%" style:font-name="Arial" fo:font-size="10pt" officeooo:rsid="001bc472" style:font-size-asian="10pt" style:font-name-complex="Arial1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7" style:family="text">
      <style:text-properties fo:color="#2e74b5" loext:opacity="100%" style:font-name="Arial" fo:font-size="10pt" officeooo:rsid="001d9bb8" style:font-size-asian="10pt" style:font-name-complex="Arial1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2e74b5" loext:opacity="100%" style:font-name="Arial" fo:font-size="10pt" officeooo:rsid="001de9f3" style:font-size-asian="10pt" style:font-name-complex="Arial1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9" style:family="text">
      <style:text-properties style:font-name="Arial" fo:font-size="10pt" style:font-size-asian="10pt" style:font-name-complex="Arial1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11" style:family="text">
      <style:text-properties fo:color="#000000" loext:opacity="100%" style:font-name="Arial" fo:font-size="10pt" style:font-size-asian="10pt" style:font-name-complex="Arial1" style:font-size-complex="10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Arial" fo:font-size="10pt" fo:font-style="italic" style:font-size-asian="10pt" style:font-style-asian="italic" style:font-name-complex="Arial1" style:font-size-complex="10pt">
        <loext:char-complex-color loext:theme-type="dark1" loext:color-type="theme"/>
      </style:text-properties>
    </style:style>
    <style:style style:name="T13" style:family="text">
      <style:text-properties fo:color="#2e74b5" loext:opacity="100%" style:font-name="Arial" fo:font-size="10pt" officeooo:rsid="001bc472" style:font-size-asian="10pt" style:font-name-complex="Arial1" style:font-size-complex="10pt"/>
    </style:style>
    <style:style style:name="T14" style:family="text">
      <style:text-properties fo:color="#2e74b5" loext:opacity="100%" style:font-name="Arial" fo:font-size="10pt" officeooo:rsid="001de9f3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Processo de Software</text:span><text:span text:style-name="T1"/></text:p>
      <text:p text:style-name="P6" loext:marker-style-name="T2"><text:span text:style-name="T2">Atividades de Aprendizagem e Avaliação</text:span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3"><text:span text:style-name="T3">Aluno: </text:span></text:p>
          </table:table-cell>
          <table:table-cell table:style-name="Table1.A1" office:value-type="string">
            <text:p text:style-name="P1" loext:marker-style-name="T3"><text:span text:style-name="T3">RA: </text:span></text:p>
          </table:table-cell>
        </table:table-row>
      </table:table>
      <text:p text:style-name="P7" loext:marker-style-name="T5"><text:span text:style-name="T5">Utilize esta cor no seu texto</text:span><text:span text:style-name="T5"/></text:p>
      <text:p text:style-name="P2" loext:marker-style-name="T9"/>
      <text:list text:style-name="WWNum1">
        <text:list-item>
          <text:p text:style-name="P3" loext:marker-style-name="T9"><text:span text:style-name="T9">Complete as sentenças a seguir</text:span><text:span text:style-name="T9"/></text:p>
          <text:list>
            <text:list-item>
              <text:p text:style-name="P5" loext:marker-style-name="T9"><text:span text:style-name="T9">De onde vem o nome SCRUM? </text:span><text:span text:style-name="T13">Surgiu por conta de um movimento por jogadores de </text:span><text:span text:style-name="T14">Rugby</text:span></text:p>
            </text:list-item>
            <text:list-item>
              <text:p text:style-name="P4" loext:marker-style-name="T9"><text:span text:style-name="T9">PDCA é uma técnica de gestão de projetos. O acrônimo PDCA significa: </text:span><text:span text:style-name="T6">Plan, Do, Check, Act</text:span><text:span text:style-name="T11"> Traduzindo: </text:span><text:span text:style-name="T6">Planejamento, Fazer, Validação do que foi </text:span><text:span text:style-name="T8">feito</text:span><text:span text:style-name="T6">, </text:span><text:span text:style-name="T8">Ajustar o que for necessário</text:span><text:span text:style-name="T6">.</text:span></text:p>
            </text:list-item>
            <text:list-item>
              <text:p text:style-name="P4" loext:marker-style-name="T9"><text:span text:style-name="T11">Em termos de Processo de Software, a metodologia PDCA estava associada ao </text:span><text:span text:style-name="T8">D</text:span><text:span text:style-name="T6">esenvolvimento Cascata </text:span><text:span text:style-name="T11">(</text:span><text:span text:style-name="T12">Watherfall</text:span><text:span text:style-name="T11">).</text:span></text:p>
            </text:list-item>
            <text:list-item>
              <text:p text:style-name="P4" loext:marker-style-name="T9"><text:span text:style-name="T9">O </text:span><text:span text:style-name="T10">Product</text:span><text:span text:style-name="T9"> </text:span><text:span text:style-name="T10">backlog</text:span><text:span text:style-name="T9"> é a lista de </text:span><text:span text:style-name="T7">requisitos da aplicaçã</text:span><text:span text:style-name="T8">o</text:span><text:span text:style-name="T9"> e é de responsabilidade do </text:span><text:span text:style-name="T7">Product Owner</text:span><text:span text:style-name="T9">;</text:span></text:p>
            </text:list-item>
            <text:list-item>
              <text:p text:style-name="P4" loext:marker-style-name="T9"><text:span text:style-name="T9">O </text:span><text:span text:style-name="T10">Sprint backlog</text:span><text:span text:style-name="T9"> é o </text:span><text:span text:style-name="T7">conjunto de informações</text:span><text:span text:style-name="T9"> necessárias para a realização da Sprint;</text:span></text:p>
            </text:list-item>
            <text:list-item>
              <text:p text:style-name="P4" loext:marker-style-name="T9"><text:span text:style-name="T9">Uma história é </text:span><text:span text:style-name="T7">descritivo claro e objetivo, mas resumido da funcionalidade que será desenvolvida, muitas vezes a história cabe em um post-it</text:span><text:span text:style-name="T9">;</text:span></text:p>
            </text:list-item>
            <text:list-item>
              <text:p text:style-name="P4" loext:marker-style-name="T9"><text:span text:style-name="T9">Um Sprint é um </text:span><text:span text:style-name="T7">ciclo de desenvolvimento</text:span><text:span text:style-name="T9"> que deveria durar no máximo </text:span><text:span text:style-name="T7">4 semanas</text:span><text:span text:style-name="T9">;</text:span></text:p>
            </text:list-item>
            <text:list-item>
              <text:p text:style-name="P4" loext:marker-style-name="T9"><text:span text:style-name="T9">Uma </text:span><text:span text:style-name="T10">Daily Scrum</text:span><text:span text:style-name="T9"> é </text:span><text:span text:style-name="T8">uma reunião</text:span><text:span text:style-name="T9"> onde deve ser apresentado aquilo que </text:span><text:span text:style-name="T8">foi feito</text:span><text:span text:style-name="T9"> no dia anterior, o que será </text:span><text:span text:style-name="T8">feito no dia atual</text:span><text:span text:style-name="T9"> e se há algum </text:span><text:span text:style-name="T8">impeditivo/problema</text:span><text:span text:style-name="T9"> a ser saneado.</text:span></text:p>
            </text:list-item>
            <text:list-item>
              <text:p text:style-name="P4" loext:marker-style-name="T9"><text:span text:style-name="T9">O time SCRUM é composto por três papeis: O </text:span><text:span text:style-name="T7">Papéis</text:span><text:span text:style-name="T9">; O </text:span><text:span text:style-name="T7">Artefatos</text:span><text:span text:style-name="T9"> e; Os </text:span><text:span text:style-name="T7">Eventos</text:span><text:span text:style-name="T9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fo:language="pt" fo:country="BR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 da Microsoft</meta:initial-creator>
    <meta:editing-cycles>5</meta:editing-cycles>
    <meta:creation-date>2024-10-15T18:32:00</meta:creation-date>
    <dc:date>2024-10-21T23:04:20.003984849</dc:date>
    <meta:editing-duration>PT11M35S</meta:editing-duration>
    <meta:generator>LibreOffice/24.2.5.2$Linux_X86_64 LibreOffice_project/420$Build-2</meta:generator>
    <meta:print-date>2024-10-21T23:01:44.246778231</meta:print-date>
    <meta:printed-by>PDF files</meta:printed-by>
    <meta:document-statistic meta:table-count="1" meta:image-count="0" meta:object-count="0" meta:page-count="1" meta:paragraph-count="15" meta:word-count="205" meta:character-count="1169" meta:non-whitespace-character-count="987"/>
    <meta:user-defined meta:name="AppVersion">16.0000</meta:user-defined>
    <meta:template xlink:type="simple" xlink:actuate="onRequest" xlink:title="Normal.dotm" xlink:href=""/>
  </office:meta>
</office:document-meta>
</file>